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3.2903in" fo:margin-left="0.55in" table:align="left"/>
    </style:style>
    <style:style style:name="Table2.A" style:family="table-column">
      <style:table-column-properties style:column-width="0.5993in"/>
    </style:style>
    <style:style style:name="Table2.B" style:family="table-column">
      <style:table-column-properties style:column-width="2.691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B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B2" style:family="table-cell">
      <style:table-cell-properties fo:padding="0.0201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03201" officeooo:paragraph-rsid="003fa44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86a17" officeooo:paragraph-rsid="003fa446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052dc" officeooo:paragraph-rsid="004052d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ee60d" officeooo:paragraph-rsid="003fa44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03201" officeooo:paragraph-rsid="003fa4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86a17" officeooo:paragraph-rsid="003fa44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officeooo:rsid="00403201" officeooo:paragraph-rsid="003fa44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officeooo:paragraph-rsid="004052dc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85ce8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85ce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485ce8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3fa446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4ae4fb" officeooo:paragraph-rsid="003fa446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44e3e2" officeooo:paragraph-rsid="0044e3e2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03201" officeooo:paragraph-rsid="0044e3e2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03201" officeooo:paragraph-rsid="003fa446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033a8" officeooo:paragraph-rsid="0044e3e2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48f77f" officeooo:paragraph-rsid="003fa446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052dc" officeooo:paragraph-rsid="004052dc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253dd" officeooo:paragraph-rsid="004253d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ae4fb" officeooo:paragraph-rsid="003fa44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ae4fb" officeooo:paragraph-rsid="004a4494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bold" officeooo:rsid="00486a17" officeooo:paragraph-rsid="003fa44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b594e" officeooo:paragraph-rsid="004a4494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403201" officeooo:paragraph-rsid="003fa446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3fa446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4052dc"/>
    </style:style>
    <style:style style:name="P28" style:family="paragraph" style:parent-style-name="Standard" style:list-style-name="L3">
      <style:paragraph-properties fo:text-align="start" style:justify-single-word="false"/>
      <style:text-properties officeooo:rsid="0048f77f" officeooo:paragraph-rsid="003fa446"/>
    </style:style>
    <style:style style:name="P29" style:family="paragraph" style:parent-style-name="Standard" style:list-style-name="L4">
      <style:paragraph-properties fo:text-align="start" style:justify-single-word="false"/>
      <style:text-properties fo:font-weight="bold" officeooo:paragraph-rsid="003fa446" style:font-weight-asian="bold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4ae4fb" officeooo:paragraph-rsid="003fa446"/>
    </style:style>
    <style:style style:name="P31" style:family="paragraph" style:parent-style-name="Standard" style:list-style-name="L5">
      <style:paragraph-properties fo:text-align="start" style:justify-single-word="false"/>
      <style:text-properties officeooo:rsid="004052dc" officeooo:paragraph-rsid="004052dc"/>
    </style:style>
    <style:style style:name="P32" style:family="paragraph" style:parent-style-name="Standard" style:list-style-name="L5">
      <style:paragraph-properties fo:text-align="start" style:justify-single-word="false"/>
      <style:text-properties officeooo:rsid="004052dc" officeooo:paragraph-rsid="004066fe"/>
    </style:style>
    <style:style style:name="P33" style:family="paragraph" style:parent-style-name="Table_20_Contents">
      <style:paragraph-properties fo:text-align="center" style:justify-single-word="false"/>
      <style:text-properties style:font-name="DejaVu Sans Condensed1" fo:font-size="12pt" fo:font-weight="bold" officeooo:rsid="005b594e" officeooo:paragraph-rsid="004a4494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5b594e" officeooo:paragraph-rsid="004a4494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1" fo:font-size="12pt" officeooo:rsid="005b594e" officeooo:paragraph-rsid="004a4494" style:font-size-asian="12pt" style:font-size-complex="12pt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48f77f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4066fe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4253dd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4052dc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8f77f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4253dd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43b5f0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432bb9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45eb3f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46a586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4052dc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47d9d9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a4494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officeooo:rsid="0048f77f" style:font-size-asian="12pt" style:font-size-complex="12pt"/>
    </style:style>
    <style:style style:name="T18" style:family="text">
      <style:text-properties style:font-name="DejaVu Sans Condensed1" fo:font-size="12pt" officeooo:rsid="00486a17" style:font-size-asian="12pt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de971" style:font-weight-asian="bold" style:font-weight-complex="bold"/>
    </style:style>
    <style:style style:name="T21" style:family="text">
      <style:text-properties fo:font-weight="bold" officeooo:rsid="003ee60d" style:font-weight-asian="bold" style:font-weight-complex="bold"/>
    </style:style>
    <style:style style:name="T22" style:family="text">
      <style:text-properties fo:font-weight="bold" officeooo:rsid="004ae4fb" style:font-weight-asian="bold" style:font-weight-complex="bold"/>
    </style:style>
    <style:style style:name="T23" style:family="text">
      <style:text-properties fo:font-weight="bold" officeooo:rsid="0044bfc4" style:font-weight-asian="bold" style:font-weight-complex="bold"/>
    </style:style>
    <style:style style:name="T24" style:family="text">
      <style:text-properties fo:font-weight="bold" officeooo:rsid="00403201" style:font-weight-asian="bold" style:font-weight-complex="bold"/>
    </style:style>
    <style:style style:name="T25" style:family="text">
      <style:text-properties fo:font-weight="bold" officeooo:rsid="0044e3e2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ee60d" style:font-weight-asian="normal" style:font-weight-complex="normal"/>
    </style:style>
    <style:style style:name="T28" style:family="text">
      <style:text-properties fo:font-weight="normal" officeooo:rsid="0044bfc4" style:font-weight-asian="normal" style:font-weight-complex="normal"/>
    </style:style>
    <style:style style:name="T29" style:family="text">
      <style:text-properties fo:font-weight="normal" officeooo:rsid="004ae4fb" style:font-weight-asian="normal" style:font-weight-complex="normal"/>
    </style:style>
    <style:style style:name="T30" style:family="text">
      <style:text-properties fo:font-weight="normal" officeooo:rsid="00403201" style:font-weight-asian="normal" style:font-weight-complex="normal"/>
    </style:style>
    <style:style style:name="T31" style:family="text">
      <style:text-properties fo:font-weight="normal" officeooo:rsid="0044e3e2" style:font-weight-asian="normal" style:font-weight-complex="normal"/>
    </style:style>
    <style:style style:name="T32" style:family="text">
      <style:text-properties officeooo:rsid="00403201"/>
    </style:style>
    <style:style style:name="T33" style:family="text">
      <style:text-properties officeooo:rsid="0035db3e"/>
    </style:style>
    <style:style style:name="T34" style:family="text">
      <style:text-properties style:font-name="DejaVu Sans Condens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33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C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B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1"><text:span text:style-name="T10">3</text:span><text:span text:style-name="T12">0</text:span><text:span text:style-name="T11">1</text:span><text:span text:style-name="T9"> - </text:span><text:span text:style-name="T10">Flight - Takeoff, Landing, RWR, </text:span><text:span text:style-name="T16">Fuel, </text:span><text:span text:style-name="T13">Navigation</text:span></text:p>
      <text:p text:style-name="P4"/>
      <text:p text:style-name="P7"><text:span text:style-name="T21">T</text:span><text:span text:style-name="T19">akeoff</text:span></text:p>
      <text:list text:style-name="L1">
        <text:list-item>
          <text:p text:style-name="P12"><text:span text:style-name="T20">F</text:span><text:span text:style-name="T21">laps</text:span><text:span text:style-name="T27"> ... </text:span><text:span text:style-name="T22">Full d</text:span><text:span text:style-name="T23">own</text:span><text:span text:style-name="T28"> </text:span><text:span text:style-name="T29">(</text:span><text:span text:style-name="T25">Shift-T6 down</text:span><text:span text:style-name="T31">, shows 2 lights in flaps indicator)</text:span></text:p>
        </text:list-item>
        <text:list-item>
          <text:p text:style-name="P13"><text:span text:style-name="T28">B</text:span><text:span text:style-name="T26">egin takeoff run.</text:span></text:p>
        </text:list-item>
        <text:list-item>
          <text:p text:style-name="P12"><text:span text:style-name="T30">Rotate at </text:span><text:span text:style-name="T23">26</text:span><text:span text:style-name="T24">0 kph</text:span><text:span text:style-name="T30">.</text:span></text:p>
        </text:list-item>
        <text:list-item>
          <text:p text:style-name="P15">Put pitot tubes at the horizon for a good takeoff angle, about 13 degrees.</text:p>
        </text:list-item>
        <text:list-item>
          <text:p text:style-name="P14"><text:span text:style-name="T30">R</text:span><text:span text:style-name="T26">aise gear immediately but </text:span><text:span text:style-name="T19">build up speed before raising flaps</text:span><text:span text:style-name="T26">. <text:s/>Raise flaps under </text:span><text:span text:style-name="T19">400 kph</text:span><text:span text:style-name="T26">.</text:span></text:p>
        </text:list-item>
      </text:list>
      <text:p text:style-name="P5"/>
      <text:p text:style-name="P1">Landing</text:p>
      <text:list text:style-name="L2">
        <text:list-item>
          <text:p text:style-name="P16">Under <text:span text:style-name="T19">400 kph</text:span>, put down <text:span text:style-name="T19">gear and flaps</text:span>.</text:p>
        </text:list-item>
        <text:list-item>
          <text:p text:style-name="P16">Pattern speed ~300 kph, final approach speed ~260 kph.</text:p>
        </text:list-item>
        <text:list-item>
          <text:p text:style-name="P16">Landing speed ~220 to 240 kph.</text:p>
        </text:list-item>
        <text:list-item>
          <text:p text:style-name="P17"><text:span text:style-name="T32">P</text:span>ut pitot tubes at the horizon for a good takeoff angle, about 13 degrees.</text:p>
        </text:list-item>
        <text:list-item>
          <text:p text:style-name="P25"><text:span text:style-name="T1">Use </text:span><text:span text:style-name="T6">drag chute</text:span><text:span text:style-name="T1"> if needed (</text:span><text:span text:style-name="T6">Shift-T5 down</text:span><text:span text:style-name="T1">)</text:span></text:p>
        </text:list-item>
      </text:list>
      <text:p text:style-name="P6"/>
      <text:p text:style-name="P2">RWR</text:p>
      <text:list text:style-name="L3">
        <text:list-item>
          <text:p text:style-name="P18">Light in <text:span text:style-name="T19">outer ring of large circles</text:span> indicates <text:span text:style-name="T19">primary threat direction</text:span>.</text:p>
        </text:list-item>
        <text:list-item>
          <text:p text:style-name="P18">Lights in <text:span text:style-name="T19">small dots just inside those</text:span> indicates <text:span text:style-name="T19">secondary threats</text:span>.</text:p>
        </text:list-item>
        <text:list-item>
          <text:p text:style-name="P26"><text:span text:style-name="T2">Ring of </text:span><text:span text:style-name="T7">dashed lines on the inside</text:span><text:span text:style-name="T2"> indicates </text:span><text:span text:style-name="T7">range/signal strength of primary threat</text:span><text:span text:style-name="T2">, weakest is all the way to the right, and getting stronger to the left. <text:s/>Ownship marker is the triangle at the left.</text:span></text:p>
        </text:list-item>
        <text:list-item>
          <text:p text:style-name="P28"><text:span text:style-name="T1">Lights in </text:span><text:span text:style-name="T6">bottom row of dashes and letters</text:span><text:span text:style-name="T1"> is </text:span><text:span text:style-name="T6">primary (dashes)</text:span><text:span text:style-name="T1"> and </text:span><text:span text:style-name="T6">secondary (letters)</text:span><text:span text:style-name="T1"> threat type:</text:span></text:p>
        </text:list-item>
      </text:list>
      <text:list text:style-name="L4">
        <text:list-item>
          <text:list>
            <text:list-item>
              <text:p text:style-name="P23"><text:s text:c="5"/>П<text:tab/><text:tab/> <text:s text:c="4"/>З<text:tab/><text:tab/> <text:s text:c="4"/>X<text:tab/><text:tab/> <text:s text:c="4"/>H<text:tab/><text:tab/> <text:s text:c="4"/>F<text:tab/><text:tab/> <text:s text:c="3"/>C</text:p>
            </text:list-item>
            <text:list-item>
              <text:p text:style-name="P29"><text:span text:style-name="T17">AI</text:span><text:span text:style-name="T18"> radar<text:tab/></text:span><text:span text:style-name="T17">LR</text:span><text:span text:style-name="T18"> radar<text:tab/></text:span><text:span text:style-name="T17">MR</text:span><text:span text:style-name="T18"> radar<text:tab/></text:span><text:span text:style-name="T17">SR</text:span><text:span text:style-name="T18"> radar<text:tab/></text:span><text:span text:style-name="T17">EW</text:span><text:span text:style-name="T18"> radar<text:tab/></text:span><text:span text:style-name="T17">AWACS</text:span></text:p>
            </text:list-item>
          </text:list>
        </text:list-item>
        <text:list-item>
          <text:p text:style-name="P30"><text:span text:style-name="T7">B</text:span><text:span text:style-name="T2"> </text:span><text:span text:style-name="T1">and </text:span><text:span text:style-name="T6">H</text:span><text:span text:style-name="T1"> lights in the center of the plane show relative elevation of primary threat. <text:s/>If both are lit, threat is co-altitude.</text:span></text:p>
        </text:list-item>
        <text:list-item>
          <text:p text:style-name="P30"><text:span text:style-name="T6">Red flashing circle</text:span><text:span text:style-name="T1"> in the center around the plane is </text:span><text:span text:style-name="T6">radar lock warning</text:span><text:span text:style-name="T1">.</text:span></text:p>
        </text:list-item>
        <text:list-item>
          <text:p text:style-name="P30"><text:span text:style-name="T1">Press </text:span><text:span text:style-name="T6">Shift-E1 press</text:span><text:span text:style-name="T1"> to toggle RWR to filter out acquisition radars.</text:span></text:p>
        </text:list-item>
      </text:list>
      <text:p text:style-name="P21"/>
      <text:p text:style-name="P24">Fuel indicator ligh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Light</text:p>
          </table:table-cell>
          <table:table-cell table:style-name="Table2.B1" office:value-type="string">
            <text:p text:style-name="P34">Meaning</text:p>
          </table:table-cell>
        </table:table-row>
        <table:table-row>
          <table:table-cell table:style-name="Table2.A2" office:value-type="string">
            <text:p text:style-name="P33">I</text:p>
          </table:table-cell>
          <table:table-cell table:style-name="Table2.B2" office:value-type="string">
            <text:p text:style-name="P35">Empty or no tanks on outer pylons</text:p>
          </table:table-cell>
        </table:table-row>
        <table:table-row>
          <table:table-cell table:style-name="Table2.A2" office:value-type="string">
            <text:p text:style-name="P33">II</text:p>
          </table:table-cell>
          <table:table-cell table:style-name="Table2.B2" office:value-type="string">
            <text:p text:style-name="P35">Empty or no tanks on inner pylons</text:p>
          </table:table-cell>
        </table:table-row>
        <table:table-row>
          <table:table-cell table:style-name="Table2.A2" office:value-type="string">
            <text:p text:style-name="P33">KP</text:p>
          </table:table-cell>
          <table:table-cell table:style-name="Table2.B2" office:value-type="string">
            <text:p text:style-name="P35">Empty internal wing tanks</text:p>
          </table:table-cell>
        </table:table-row>
        <table:table-row>
          <table:table-cell table:style-name="Table2.A2" office:value-type="string">
            <text:p text:style-name="P33">3/4</text:p>
          </table:table-cell>
          <table:table-cell table:style-name="Table2.B2" office:value-type="string">
            <text:p text:style-name="P35">Empty internal 3rd and 4th tanks</text:p>
          </table:table-cell>
        </table:table-row>
        <table:table-row>
          <table:table-cell table:style-name="Table2.A2" office:value-type="string">
            <text:p text:style-name="P33"><text:span text:style-name="T34">Ц</text:span></text:p>
          </table:table-cell>
          <table:table-cell table:style-name="Table2.B2" office:value-type="string">
            <text:p text:style-name="P35">Empty internal central tank</text:p>
          </table:table-cell>
        </table:table-row>
        <table:table-row>
          <table:table-cell table:style-name="Table2.A2" office:value-type="string">
            <text:p text:style-name="P33">0.5</text:p>
          </table:table-cell>
          <table:table-cell table:style-name="Table2.B2" office:value-type="string">
            <text:p text:style-name="P35">Less than 500 kg fuel remaining</text:p>
          </table:table-cell>
        </table:table-row>
      </table:table>
      <text:p text:style-name="P22"/>
      <text:p text:style-name="P3">Navigation</text:p>
      <text:list text:style-name="L5">
        <text:list-item>
          <text:p text:style-name="P31"><text:span text:style-name="T1">Press </text:span><text:span text:style-name="T6">B5</text:span><text:span text:style-name="T1"> to cycle </text:span><text:span text:style-name="T6">NAV Master Modes</text:span><text:span text:style-name="T1">: </text:span><text:span text:style-name="T6">No Task</text:span><text:span text:style-name="T1">, </text:span><text:span text:style-name="T6">Route</text:span><text:span text:style-name="T1">, </text:span><text:span text:style-name="T6">Return</text:span><text:span text:style-name="T1">, and </text:span><text:span text:style-name="T6">Landing</text:span><text:span text:style-name="T1">.</text:span></text:p>
        </text:list-item>
        <text:list-item>
          <text:p text:style-name="P19">Mode is indicated with lights on Navigation Panel by right knee:</text:p>
          <text:list>
            <text:list-item>
              <text:p text:style-name="P31"><text:span text:style-name="T6">No Task</text:span><text:span text:style-name="T1"> -- No lights.</text:span></text:p>
            </text:list-item>
            <text:list-item>
              <text:p text:style-name="P31"><text:span text:style-name="T8">En </text:span><text:span text:style-name="T6">Route</text:span><text:span text:style-name="T1"> -- </text:span><text:span text:style-name="T4">Navigates to regular pre-planned waypoints. <text:s/></text:span><text:span text:style-name="T1">First 3 lights on bottom row correspond to first 3 waypoints; waypoints over 3 have no lights.</text:span></text:p>
            </text:list-item>
            <text:list-item>
              <text:p text:style-name="P31"><text:span text:style-name="T6">Return</text:span><text:span text:style-name="T1"> -- </text:span><text:span text:style-name="T4">Navigates to the runway approach point. <text:s/></text:span><text:span text:style-name="T1">One of the first 3 lights on the top row will be lit (</text:span><text:span text:style-name="T3">1st light is </text:span><text:span text:style-name="T1">takeoff airfield, </text:span><text:span text:style-name="T3">2nd is landing airfield, 3rd is any other airfield)</text:span><text:span text:style-name="T1">, and last light on bottom row will be lit.</text:span></text:p>
            </text:list-item>
            <text:list-item>
              <text:p text:style-name="P32"><text:span text:style-name="T6">Landing</text:span><text:span text:style-name="T1"> -- </text:span><text:span text:style-name="T4">Navigates to the end of the actual runway. <text:s/></text:span><text:span text:style-name="T1">One of the first 3 lights on the top row will be lit (</text:span><text:span text:style-name="T3">1st light is </text:span><text:span text:style-name="T1">takeoff airfield, </text:span><text:span text:style-name="T3">2nd is landing airfield, 3rd is any other airfield)</text:span><text:span text:style-name="T1">, all others will be off.</text:span></text:p>
            </text:list-item>
          </text:list>
        </text:list-item>
        <text:list-item>
          <text:p text:style-name="P27"><text:span text:style-name="T5">You're in </text:span><text:span text:style-name="T14">N</text:span><text:span text:style-name="T15">o Task</text:span><text:span text:style-name="T5"> mode if there are two small red flags at the 10-and-2 o'clock positions on your artificial horizon.</text:span></text:p>
        </text:list-item>
        <text:list-item>
          <text:p text:style-name="P20">Distance to the next waypoint is shown next to the HSI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5T14:50:36.041000000</dc:date>
    <meta:editing-duration>PT12H1M41S</meta:editing-duration>
    <meta:editing-cycles>58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53" meta:word-count="503" meta:character-count="2644" meta:non-whitespace-character-count="2181"/>
  </office:meta>
</office:document-meta>
</file>